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67e" officeooo:paragraph-rsid="000b767e"/>
    </style:style>
    <style:style style:name="P2" style:family="paragraph" style:parent-style-name="Footer">
      <style:text-properties officeooo:rsid="000c0791" officeooo:paragraph-rsid="000c0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2 <text:s/>COMMANDLINE ARGUMENTS</text:p>
      <text:p text:style-name="P1">INPUT:-</text:p>
      <text:p text:style-name="P1">//to find the sum of entered numbers using commandline arguments</text:p>
      <text:p text:style-name="P1"/>
      <text:p text:style-name="P1">class add</text:p>
      <text:p text:style-name="P1">{</text:p>
      <text:p text:style-name="P1"><text:s text:c="2"/>public static void main(String[] args)</text:p>
      <text:p text:style-name="P1"><text:s text:c="3"/>{</text:p>
      <text:p text:style-name="P1"><text:s text:c="5"/>int sum = 0;</text:p>
      <text:p text:style-name="P1"><text:s text:c="5"/>for (int i = 0; i &lt; args.length; i++)</text:p>
      <text:p text:style-name="P1"><text:s text:c="9"/>{</text:p>
      <text:p text:style-name="P1"><text:s text:c="10"/>sum = sum + Integer.parseInt(args[i]);</text:p>
      <text:p text:style-name="P1"><text:s text:c="8"/>}</text:p>
      <text:p text:style-name="P1"><text:s text:c="5"/>System.out.println("The sum of the arguments passed is " + sum);</text:p>
      <text:p text:style-name="P1"><text:s text:c="4"/>}</text:p>
      <text:p text:style-name="P1">}</text:p>
      <text:p text:style-name="P1">OUTPUT:-</text:p>
      <text:p text:style-name="P1">student@DWM19:~$ gedit add.java</text:p>
      <text:p text:style-name="P1">student@DWM19:~$ javac add.java</text:p>
      <text:p text:style-name="P1">student@DWM19:~$ java add 1 2 34 5</text:p>
      <text:p text:style-name="P1">The sum of the arguments passed is 42</text:p>
      <text:p text:style-name="P1">student@DWM19:~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0791" officeooo:paragraph-rsid="000c0791"/>
    </style:style>
    <style:page-layout style:name="Mpm1">
      <style:page-layout-properties fo:page-width="21.001cm" fo:page-height="29.7cm" style:num-format="1" style:print-orientation="portrait" fo:margin-top="4.20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3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2:21:00.570042979</meta:creation-date>
    <dc:date>2015-08-04T12:23:39.356076647</dc:date>
    <meta:editing-duration>PT47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22" meta:word-count="82" meta:character-count="551" meta:non-whitespace-character-count="432"/>
  </office:meta>
</office:document-meta>
</file>